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9.6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3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69a2e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69a2e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draw:marker-start-width="0.321cm" draw:marker-end="Arrowheads_20_7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11" style:family="graphic" style:parent-style-name="objectwithoutfill">
      <style:graphic-properties svg:stroke-width="0.081cm" svg:stroke-color="#069a2e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2.54cm" svg:x="8.62cm" svg:y="2.27cm">
          <text:p text:style-name="P1">SYSCALL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2.54cm" svg:x="8.62cm" svg:y="6.08cm">
          <text:p text:style-name="P1">VF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4.81cm" svg:y="9.89cm">
          <text:p text:style-name="P1">NF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11.16cm" svg:y="9.89cm">
          <text:p text:style-name="P1">RAM DIS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17.51cm" svg:y="13.7cm">
          <text:p text:style-name="P1">HD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17.51cm" svg:y="9.89cm">
          <text:p text:style-name="P1">FAT3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4.81cm" svg:y="13.7cm">
          <text:p text:style-name="P1">NETWORK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7cm" svg:y1="4.81cm" svg:x2="13.7cm" svg:y2="6.08cm">
          <text:p/>
        </draw:line>
        <draw:line draw:style-name="gr4" draw:text-style-name="P2" draw:layer="layout" svg:x1="9.255cm" svg:y1="8.62cm" svg:x2="9.255cm" svg:y2="9.89cm">
          <text:p/>
        </draw:line>
        <draw:line draw:style-name="gr5" draw:text-style-name="P2" draw:layer="layout" svg:x1="13.7cm" svg:y1="8.62cm" svg:x2="13.7cm" svg:y2="9.89cm">
          <text:p/>
        </draw:line>
        <draw:line draw:style-name="gr6" draw:text-style-name="P2" draw:layer="layout" svg:x1="18.145cm" svg:y1="8.62cm" svg:x2="18.145cm" svg:y2="9.89cm">
          <text:p/>
        </draw:line>
        <draw:line draw:style-name="gr7" draw:text-style-name="P2" draw:layer="layout" svg:x1="7.35cm" svg:y1="12.43cm" svg:x2="7.35cm" svg:y2="13.7cm">
          <text:p/>
        </draw:line>
        <draw:line draw:style-name="gr8" draw:text-style-name="P2" draw:layer="layout" svg:x1="20.05cm" svg:y1="12.43cm" svg:x2="20.05cm" svg:y2="13.7cm">
          <text:p/>
        </draw:line>
        <draw:line draw:style-name="gr9" draw:text-style-name="P2" draw:layer="layout" svg:x1="3.54cm" svg:y1="17.828cm" svg:x2="4.81cm" svg:y2="17.828cm">
          <text:p/>
        </draw:line>
        <draw:frame draw:style-name="gr10" draw:text-style-name="P3" draw:layer="layout" svg:width="4.778cm" svg:height="0.806cm" svg:x="4.794cm" svg:y="17.339cm">
          <draw:text-box>
            <text:p><text:span text:style-name="T1">Software - software</text:span></text:p>
          </draw:text-box>
        </draw:frame>
        <draw:line draw:style-name="gr11" draw:text-style-name="P2" draw:layer="layout" svg:x1="3.54cm" svg:y1="18.78cm" svg:x2="4.81cm" svg:y2="18.78cm">
          <text:p/>
        </draw:line>
        <draw:frame draw:style-name="gr12" draw:text-style-name="P3" draw:layer="layout" svg:width="4.964cm" svg:height="0.806cm" svg:x="4.81cm" svg:y="18.291cm">
          <draw:text-box>
            <text:p><text:span text:style-name="T1">Software - hardware</text:span></text:p>
          </draw:text-box>
        </draw:frame>
        <draw:custom-shape draw:style-name="gr2" draw:text-style-name="P1" draw:layer="layout" svg:width="5.08cm" svg:height="2.54cm" svg:x="11.16cm" svg:y="13.7cm">
          <text:p text:style-name="P1">RAM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3.7cm" svg:y1="12.43cm" svg:x2="13.7cm" svg:y2="13.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3:29:59.212167746</meta:creation-date>
    <dc:date>2022-11-27T13:38:00.509821211</dc:date>
    <meta:editing-duration>PT8M1S</meta:editing-duration>
    <meta:editing-cycles>2</meta:editing-cycles>
    <meta:generator>LibreOffice/7.4.2.3$Linux_X86_64 LibreOffice_project/40$Build-3</meta:generator>
    <meta:document-statistic meta:object-count="19"/>
  </office:meta>
</office:document-meta>
</file>